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8pt" style:font-size-asian="18pt" style:font-size-complex="18pt"/>
    </style:style>
    <style:style style:name="T1" style:family="text">
      <style:text-properties style:text-position="33% 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March 25 </text:p>
      <text:p text:style-name="P1"/>
      <text:p text:style-name="P1">The book of the Prophet Daniel. Books exist of this there can be no doubt. So why disparage the Book of Daniel. Of course one can reject the authenticity and the divine claims on this Book. Just another fake religious book with no relevance or meaning except to aging antiquarians and historians. Still surely a legitmate area of interest for even a mad extreme minority. </text:p>
      <text:p text:style-name="P1"/>
      <text:p text:style-name="P1"><text:span text:style-name="T1">24</text:span> “Seventy weeks are determined For your people and for your holy city, To finish the transgression, To make an end of sins, To make reconciliation for iniquity, To bring in everlasting righteousness, To seal up vision and prophecy, And to anoint the Most Holy. <text:span text:style-name="T1">25</text:span> “Know therefore and understand, That from the going forth of the command To restore and build Jerusalem Until Messiah the Prince, There shall be seven weeks and sixty-two weeks; The street shall be built again, and the wall, Even in troublesome times. <text:span text:style-name="T1">26</text:span> “And after the sixty-two weeks Messiah shall be cut off, but not for Himself; And the people of the prince who is to come Shall destroy the city and the sanctuary. The end of it shall be with a flood, And till the end of the war desolations are determined. <text:span text:style-name="T1">27</text:span> Then he shall confirm a covenant with many for one week; But in the middle of the week Daniel 9:24-27</text:p>
      <text:p text:style-name="P1"/>
      <text:p text:style-name="P1">Are the above words the very “oracles of God” or the drug induced ramblings of a degenerate? Surely the “empirical” position has to be one of agnosticism as one has no empirical proof either way. Listen to Sir Robert Anderson in “The Coming Prince” </text:p>
      <text:p text:style-name="P1"/>
      <text:p text:style-name="P1">Reason may bow before the shibboleths and tricks of priestcraft– “the voice of the Church,” as it is called; but this is sheer credulity. But if GOD speaks, then skepticism gives place to faith. Nor is this a mere begging of the question. The proof that the voice is <text:soft-page-break/>really Divine must be absolute and conclusive. In such circumstances, skepticism betokens mental or moral degradation, and faith is not the abnegation of reason, but the highest act of reason.</text:p>
      <text:p text:style-name="P1"/>
      <text:p text:style-name="P1">Anderson, Sir Robert. The Coming Prince: The Marvelous Prophecy of Daniel's Seventy Weeks Concerning the Antichrist (p. 50). Kindle Edition. </text:p>
      <text:p text:style-name="P1"/>
      <text:p text:style-name="P1"/>
      <text:p text:style-name="P1">So why study anything?</text:p>
      <text:p text:style-name="P1"/>
      <text:p text:style-name="P1">5 July 2025 Saturday</text:p>
      <text:p text:style-name="P1"/>
      <text:p text:style-name="P1">So back to Daniel. I have found a commentary by Seiss on Daniel. But I am not as enthusiastic about it as I am about his commentary on Revelation. But on the other hand it might be ok. Daniel seven is quite difficul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5-03-15T15:19:12.01</meta:creation-date>
    <dc:date>2025-07-05T12:35:24.74</dc:date>
    <meta:editing-duration>PT1H35S</meta:editing-duration>
    <meta:editing-cycles>4</meta:editing-cycles>
    <meta:generator>OpenOffice/4.1.15$Win32 OpenOffice.org_project/4115m2$Build-9813</meta:generator>
    <meta:document-statistic meta:table-count="0" meta:image-count="0" meta:object-count="0" meta:page-count="2" meta:paragraph-count="9" meta:word-count="422" meta:character-count="2376"/>
  </office:meta>
</office:document-meta>
</file>